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6694in" table:align="left"/>
    </style:style>
    <style:style style:name="Table1.A" style:family="table-column">
      <style:table-column-properties style:column-width="1.5097in"/>
    </style:style>
    <style:style style:name="Table1.B" style:family="table-column">
      <style:table-column-properties style:column-width="4.159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rsid="000c2dfc" officeooo:paragraph-rsid="000c2dfc"/>
    </style:style>
    <style:style style:name="P2" style:family="paragraph" style:parent-style-name="Standard">
      <style:text-properties officeooo:rsid="000c2dfc" officeooo:paragraph-rsid="000c2dfc"/>
    </style:style>
    <style:style style:name="P3" style:family="paragraph" style:parent-style-name="Standard">
      <style:text-properties fo:font-weight="bold" officeooo:rsid="000c2dfc" officeooo:paragraph-rsid="000c2dfc" style:font-weight-asian="bold" style:font-weight-complex="bold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thom – Microservice API</text:p>
      <text:p text:style-name="P2"/>
      <text:p text:style-name="P2">What the Microservice Would Do:</text:p>
      <text:p text:style-name="P2"/>
      <text:p text:style-name="P2"><text:s text:c="4"/>Fetch: Call commodity price APIs (Bloomberg, Reuters, Platts, ICE, etc.)</text:p>
      <text:p text:style-name="P2"/>
      <text:p text:style-name="P2"><text:s text:c="4"/>Clean: Handle missing values, outliers, format inconsistencies</text:p>
      <text:p text:style-name="P2"/>
      <text:p text:style-name="P2"><text:s text:c="4"/>Transform: Calculate returns, spreads, forward curves</text:p>
      <text:p text:style-name="P2"/>
      <text:p text:style-name="P2"><text:s text:c="4"/>Store: Save to database (PostgreSQL, TimescaleDB)</text:p>
      <text:p text:style-name="P2"/>
      <text:p text:style-name="P2"><text:s text:c="4"/>Serve: Provide cleaned data via REST API</text:p>
      <text:p text:style-name="P2"/>
      <text:p text:style-name="P2">Tech Stack Integration</text:p>
      <text:p text:style-name="P2">Component<text:tab/>Technology<text:tab/>What You Learn</text:p>
      <text:p text:style-name="P2">API Calls<text:tab/>Python (requests), async/await<text:tab/>Real-time data integration</text:p>
      <text:p text:style-name="P2">Data Pipeline<text:tab/>Pandas, NumPy<text:tab/>ETL/Data engineering patterns</text:p>
      <text:p text:style-name="P2">Database<text:tab/>PostgreSQL + TimescaleDB<text:tab/>Time-series data management</text:p>
      <text:p text:style-name="P2">Web Framework<text:tab/>Flask/FastAPI<text:tab/>REST API development</text:p>
      <text:p text:style-name="P2">Containerization<text:tab/>Docker + Docker Compose<text:tab/>Deployment &amp; orchestration</text:p>
      <text:p text:style-name="P2">Scheduling<text:tab/>Celery + Redis<text:tab/>Automated task execution</text:p>
      <text:p text:style-name="P2"/>
      <text:p text:style-name="P2">[Real-Time Data Sources]</text:p>
      <text:p text:style-name="P2"><text:s text:c="9"/>↓</text:p>
      <text:p text:style-name="P2"><text:s text:c="4"/>[Your Microservice]</text:p>
      <text:p text:style-name="P2"><text:s text:c="9"/>↓</text:p>
      <text:p text:style-name="P2">[Analysis → Deployment]</text:p>
      <text:p text:style-name="P2"/>
      <text:p text:style-name="P2"/>
      <text:p text:style-name="P2"># Structure</text:p>
      <text:p text:style-name="P2">price-microservice/</text:p>
      <text:p text:style-name="P2">├── Dockerfile</text:p>
      <text:p text:style-name="P2">├── docker-compose.yml</text:p>
      <text:p text:style-name="P2">├── src/</text:p>
      <text:p text:style-name="P2">│ <text:s text:c="2"/>├── fetchers/ <text:s text:c="10"/># API clients</text:p>
      <text:p text:style-name="P2">│ <text:s text:c="2"/>├── cleaners/ <text:s text:c="10"/># Data cleaning logic</text:p>
      <text:p text:style-name="P2">│ <text:s text:c="2"/>├── models/ <text:s text:c="12"/># Database models</text:p>
      <text:p text:style-name="P2">│ <text:s text:c="2"/>├── api/ <text:s text:c="14"/># Flask/FastAPI endpoints</text:p>
      <text:p text:style-name="P2">│ <text:s text:c="2"/>└── tasks/ <text:s text:c="12"/># Scheduled jobs (Celery)</text:p>
      <text:p text:style-name="P2">└── requirements.txt</text:p>
      <text:p text:style-name="P2"/>
      <text:p text:style-name="P2"/>
      <text:p text:style-name="P2"/>
      <text:p text:style-name="P2"># 1. Fetch from ICE Brent API</text:p>
      <text:p text:style-name="P2">brent_price = fetch_ice_brent()</text:p>
      <text:p text:style-name="P2"/>
      <text:p text:style-name="P2"># 2. Clean (handle holidays, outliers)</text:p>
      <text:p text:style-name="P2">clean_price = clean_commodity_price(brent_price)</text:p>
      <text:p text:style-name="P2"/>
      <text:p text:style-name="P2"># 3. Store in TimescaleDB</text:p>
      <text:p text:style-name="P2">store_price("BRENT", clean_price)</text:p>
      <text:p text:style-name="P2"><text:soft-page-break/></text:p>
      <text:p text:style-name="P2"># 4. Serve via API</text:p>
      <text:p text:style-name="P2"># GET /api/brent/latest → {"price": 82.45, "timestamp": "2025-01-21T10:30:00Z"}</text:p>
      <text:p text:style-name="P2"/>
      <text:p text:style-name="P2"/>
      <text:h text:style-name="P1" text:outline-level="2"><text:span text:style-name="Strong_20_Emphasis">Why This Bridges Your Learning Goal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Your Goal</text:p>
            </table:table-cell>
            <table:table-cell table:style-name="Table1.A1" office:value-type="string">
              <text:p text:style-name="Table_20_Heading">How This Project Teaches I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lash/Docker</text:span></text:p>
          </table:table-cell>
          <table:table-cell table:style-name="Table1.A1" office:value-type="string">
            <text:p text:style-name="Table_20_Contents">Flask API + containerized deploy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/Linux</text:span></text:p>
          </table:table-cell>
          <table:table-cell table:style-name="Table1.A1" office:value-type="string">
            <text:p text:style-name="Table_20_Contents">Could add C extensions for performance-critical calcula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l-time data</text:span></text:p>
          </table:table-cell>
          <table:table-cell table:style-name="Table1.A1" office:value-type="string">
            <text:p text:style-name="Table_20_Contents">Polling APIs, handling streaming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duction patterns</text:span></text:p>
          </table:table-cell>
          <table:table-cell table:style-name="Table1.A1" office:value-type="string">
            <text:p text:style-name="Table_20_Contents">Error handling, logging, monitoring, scaling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20:40:10.982373779</meta:creation-date>
    <dc:date>2026-01-22T20:44:42.995560628</dc:date>
    <meta:editing-duration>PT4M3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50" meta:word-count="228" meta:character-count="1784" meta:non-whitespace-character-count="1495"/>
  </office:meta>
</office:document-meta>
</file>